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874in" svg:y="3.3437in">
            <draw:object draw:notify-on-update-of-ranges="Sheet1.F13:Sheet1.F20 Sheet1.E13:Sheet1.E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UV3, DN vs Temp</text:p>
          </table:table-cell>
          <table:covered-table-cell table:style-name="ce2"/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MEG, DN vs Temp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1.2" calcext:value-type="float">
            <text:p>51.2</text:p>
          </table:table-cell>
          <table:table-cell office:value-type="float" office:value="11500" calcext:value-type="float">
            <text:p>11500</text:p>
          </table:table-cell>
          <table:table-cell office:value-type="float" office:value="11467" calcext:value-type="float">
            <text:p>11467</text:p>
          </table:table-cell>
          <table:table-cell table:formula="of:=-LN(([.C3]+[.D3])/30000)" office:value-type="float" office:value="0.267138978627878" calcext:value-type="float">
            <text:p>0.267138978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67.5" calcext:value-type="float">
            <text:p>67.5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table:formula="of:=-LN([.K3]/[.J3])" office:value-type="float" office:value="0.0629578501524814" calcext:value-type="float">
            <text:p>0.0629578502</text:p>
          </table:table-cell>
          <table:table-cell office:value-type="float" office:value="23.03" calcext:value-type="float">
            <text:p>23.03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0.2" calcext:value-type="float">
            <text:p>50.2</text:p>
          </table:table-cell>
          <table:table-cell office:value-type="float" office:value="14307" calcext:value-type="float">
            <text:p>14307</text:p>
          </table:table-cell>
          <table:table-cell office:value-type="float" office:value="14361" calcext:value-type="float">
            <text:p>14361</text:p>
          </table:table-cell>
          <table:table-cell table:formula="of:=-LN(([.C4]+[.D4])/30000)" office:value-type="float" office:value="0.0454158635304826" calcext:value-type="float">
            <text:p>0.0454158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4" calcext:value-type="float">
            <text:p>64</text:p>
          </table:table-cell>
          <table:table-cell office:value-type="float" office:value="8658" calcext:value-type="float">
            <text:p>8658</text:p>
          </table:table-cell>
          <table:table-cell office:value-type="float" office:value="8582" calcext:value-type="float">
            <text:p>8582</text:p>
          </table:table-cell>
          <table:table-cell table:formula="of:=-LN([.K4]/[.J4])" office:value-type="float" office:value="0.00881676245045591" calcext:value-type="float">
            <text:p>0.008816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9.3" calcext:value-type="float">
            <text:p>49.3</text:p>
          </table:table-cell>
          <table:table-cell office:value-type="float" office:value="14848" calcext:value-type="float">
            <text:p>14848</text:p>
          </table:table-cell>
          <table:table-cell office:value-type="float" office:value="14846" calcext:value-type="float">
            <text:p>14846</text:p>
          </table:table-cell>
          <table:table-cell table:formula="of:=-LN(([.C5]+[.D5])/30000)" office:value-type="float" office:value="0.0102523764643514" calcext:value-type="float">
            <text:p>0.0102523765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3.2" calcext:value-type="float">
            <text:p>63.2</text:p>
          </table:table-cell>
          <table:table-cell office:value-type="float" office:value="12994" calcext:value-type="float">
            <text:p>12994</text:p>
          </table:table-cell>
          <table:table-cell office:value-type="float" office:value="12976" calcext:value-type="float">
            <text:p>12976</text:p>
          </table:table-cell>
          <table:table-cell table:formula="of:=-LN([.K5]/[.J5])" office:value-type="float" office:value="0.00138621508528215" calcext:value-type="float">
            <text:p>0.0013862151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8.35" calcext:value-type="float">
            <text:p>48.35</text:p>
          </table:table-cell>
          <table:table-cell office:value-type="float" office:value="14983" calcext:value-type="float">
            <text:p>14983</text:p>
          </table:table-cell>
          <table:table-cell office:value-type="float" office:value="14963" calcext:value-type="float">
            <text:p>14963</text:p>
          </table:table-cell>
          <table:table-cell table:formula="of:=-LN(([.C6]+[.D6])/30000)" office:value-type="float" office:value="0.00180162194662821" calcext:value-type="float">
            <text:p>0.0018016219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62.1" calcext:value-type="float">
            <text:p>62.1</text:p>
          </table:table-cell>
          <table:table-cell office:value-type="float" office:value="14668" calcext:value-type="float">
            <text:p>14668</text:p>
          </table:table-cell>
          <table:table-cell office:value-type="float" office:value="14691" calcext:value-type="float">
            <text:p>14691</text:p>
          </table:table-cell>
          <table:table-cell table:formula="of:=-LN([.K6]/[.J6])" office:value-type="float" office:value="-0.00156681117921036" calcext:value-type="float">
            <text:p>-0.0015668112</text:p>
          </table:table-cell>
          <table:table-cell office:value-type="float" office:value="-40" calcext:value-type="float">
            <text:p>-40</text:p>
          </table:table-cell>
          <table:table-cell office:value-type="float" office:value="62.5" calcext:value-type="float">
            <text:p>62.5</text:p>
          </table:table-cell>
          <table:table-cell office:value-type="float" office:value="14621" calcext:value-type="float">
            <text:p>14621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7.65" calcext:value-type="float">
            <text:p>47.6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84" calcext:value-type="float">
            <text:p>14984</text:p>
          </table:table-cell>
          <table:table-cell table:formula="of:=-LN(([.C7]+[.D7])/30000)" office:value-type="float" office:value="0.000666888987703768" calcext:value-type="float">
            <text:p>0.000666889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61.1" calcext:value-type="float">
            <text:p>61.1</text:p>
          </table:table-cell>
          <table:table-cell office:value-type="float" office:value="14959" calcext:value-type="float">
            <text:p>14959</text:p>
          </table:table-cell>
          <table:table-cell office:value-type="float" office:value="14951" calcext:value-type="float">
            <text:p>14951</text:p>
          </table:table-cell>
          <table:table-cell table:formula="of:=-LN([.K7]/[.J7])" office:value-type="float" office:value="0.000534938160533126" calcext:value-type="float">
            <text:p>0.0005349382</text:p>
          </table:table-cell>
          <table:table-cell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.65" calcext:value-type="float">
            <text:p>46.65</text:p>
          </table:table-cell>
          <table:table-cell office:value-type="float" office:value="14998" calcext:value-type="float">
            <text:p>14998</text:p>
          </table:table-cell>
          <table:table-cell office:value-type="float" office:value="14987" calcext:value-type="float">
            <text:p>14987</text:p>
          </table:table-cell>
          <table:table-cell table:formula="of:=-LN(([.C8]+[.D8])/30000)" office:value-type="float" office:value="0.000500125041682243" calcext:value-type="float">
            <text:p>0.00050012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60.5" calcext:value-type="float">
            <text:p>60.5</text:p>
          </table:table-cell>
          <table:table-cell office:value-type="float" office:value="14989" calcext:value-type="float">
            <text:p>14989</text:p>
          </table:table-cell>
          <table:table-cell office:value-type="float" office:value="14987" calcext:value-type="float">
            <text:p>14987</text:p>
          </table:table-cell>
          <table:table-cell table:formula="of:=-LN([.K8]/[.J8])" office:value-type="float" office:value="0.000133440085599685" calcext:value-type="float">
            <text:p>0.0001334401</text:p>
          </table:table-cell>
          <table:table-cell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1.8" calcext:value-type="float">
            <text:p>51.8</text:p>
          </table:table-cell>
          <table:table-cell office:value-type="float" office:value="14996" calcext:value-type="float">
            <text:p>14996</text:p>
          </table:table-cell>
          <table:table-cell office:value-type="float" office:value="14917" calcext:value-type="float">
            <text:p>14917</text:p>
          </table:table-cell>
          <table:table-cell table:formula="of:=-LN(([.C9]+[.D9])/30000)" office:value-type="float" office:value="0.00290421314738983" calcext:value-type="float">
            <text:p>0.002904213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59.7" calcext:value-type="float">
            <text:p>59.7</text:p>
          </table:table-cell>
          <table:table-cell office:value-type="float" office:value="14999" calcext:value-type="float">
            <text:p>14999</text:p>
          </table:table-cell>
          <table:table-cell office:value-type="float" office:value="14988" calcext:value-type="float">
            <text:p>14988</text:p>
          </table:table-cell>
          <table:table-cell table:formula="of:=-LN([.K9]/[.J9])" office:value-type="float" office:value="0.000733651281781468" calcext:value-type="float">
            <text:p>0.0007336513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.8" calcext:value-type="float">
            <text:p>45.8</text:p>
          </table:table-cell>
          <table:table-cell office:value-type="float" office:value="15000" calcext:value-type="float">
            <text:p>15000</text:p>
          </table:table-cell>
          <table:table-cell office:value-type="float" office:value="14953" calcext:value-type="float">
            <text:p>14953</text:p>
          </table:table-cell>
          <table:table-cell table:formula="of:=-LN(([.C10]+[.D10])/30000)" office:value-type="float" office:value="0.00156789517216234" calcext:value-type="float">
            <text:p>0.0015678952</text:p>
          </table:table-cell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1.2" calcext:value-type="float">
            <text:p>51.2</text:p>
          </table:table-cell>
          <table:table-cell office:value-type="float" office:value="11513" calcext:value-type="float">
            <text:p>11513</text:p>
          </table:table-cell>
          <table:table-cell office:value-type="float" office:value="11483" calcext:value-type="float">
            <text:p>11483</text:p>
          </table:table-cell>
          <table:table-cell table:formula="of:=-LN(([.C13]+[.D13])/30000)" office:value-type="float" office:value="0.265877093901111" calcext:value-type="float">
            <text:p>0.265877093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0.2" calcext:value-type="float">
            <text:p>50.2</text:p>
          </table:table-cell>
          <table:table-cell office:value-type="float" office:value="14315" calcext:value-type="float">
            <text:p>14315</text:p>
          </table:table-cell>
          <table:table-cell office:value-type="float" office:value="14361" calcext:value-type="float">
            <text:p>14361</text:p>
          </table:table-cell>
          <table:table-cell table:formula="of:=-LN(([.C14]+[.D14])/30000)" office:value-type="float" office:value="0.0451368456715296" calcext:value-type="float">
            <text:p>0.04513684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9.3" calcext:value-type="float">
            <text:p>49.3</text:p>
          </table:table-cell>
          <table:table-cell office:value-type="float" office:value="14853" calcext:value-type="float">
            <text:p>14853</text:p>
          </table:table-cell>
          <table:table-cell office:value-type="float" office:value="14873" calcext:value-type="float">
            <text:p>14873</text:p>
          </table:table-cell>
          <table:table-cell table:formula="of:=-LN(([.C15]+[.D15])/30000)" office:value-type="float" office:value="0.00917529793545217" calcext:value-type="float">
            <text:p>0.0091752979</text:p>
          </table:table-cell>
          <table:table-cell office:value-type="float" office:value="-20" calcext:value-type="float">
            <text:p>-20</text:p>
          </table:table-cell>
          <table:table-cell table:number-columns-repeated="1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8.35" calcext:value-type="float">
            <text:p>48.35</text:p>
          </table:table-cell>
          <table:table-cell office:value-type="float" office:value="14983" calcext:value-type="float">
            <text:p>14983</text:p>
          </table:table-cell>
          <table:table-cell office:value-type="float" office:value="14978" calcext:value-type="float">
            <text:p>14978</text:p>
          </table:table-cell>
          <table:table-cell table:formula="of:=-LN(([.C16]+[.D16])/30000)" office:value-type="float" office:value="0.00130084573304807" calcext:value-type="float">
            <text:p>0.0013008457</text:p>
          </table:table-cell>
          <table:table-cell office:value-type="float" office:value="-40" calcext:value-type="float">
            <text:p>-40</text:p>
          </table:table-cell>
          <table:table-cell table:number-columns-repeated="1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7.65" calcext:value-type="float">
            <text:p>47.6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95" calcext:value-type="float">
            <text:p>14995</text:p>
          </table:table-cell>
          <table:table-cell table:formula="of:=-LN(([.C17]+[.D17])/30000)" office:value-type="float" office:value="0.000300045009001992" calcext:value-type="float">
            <text:p>0.000300045</text:p>
          </table:table-cell>
          <table:table-cell office:value-type="float" office:value="-60" calcext:value-type="float">
            <text:p>-60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.65" calcext:value-type="float">
            <text:p>46.65</text:p>
          </table:table-cell>
          <table:table-cell table:number-columns-repeated="2" office:value-type="float" office:value="14999" calcext:value-type="float">
            <text:p>14999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([.C20]+[.D20])/30000)" office:value-type="float" office:value="-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VUV3, AP</text:p>
          </table:table-cell>
          <table:covered-table-cell table:style-name="ce2"/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MEG, AP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2"/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1:06:51.446878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08:27:15.388732561</meta:creation-date>
    <dc:date>2015-07-17T17:01:21.455338562</dc:date>
    <meta:editing-duration>PT9H32M14S</meta:editing-duration>
    <meta:editing-cycles>19</meta:editing-cycles>
    <meta:generator>LibreOffice/4.2.8.2$Linux_X86_64 LibreOffice_project/420m0$Build-2</meta:generator>
    <meta:document-statistic meta:table-count="1" meta:cell-count="1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201cm" style:legend-expansion="high" chart:style-name="ch2"/>
        <chart:plot-area chart:style-name="ch3" table:cell-range-address="Sheet1.E13:Sheet1.F20" svg:x="0.32cm" svg:y="0.18cm" svg:width="13.097cm" svg:height="8.64cm">
          <chartooo:coordinate-region svg:x="0.651cm" svg:y="0.38cm" svg:width="12.57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3:Sheet1.E20" chart:class="chart:scatter">
            <chart:domain table:cell-range-address="Sheet1.F13:Sheet1.F2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Sheet1.F13:Sheet1.F20</svg:desc>
                </draw:g>
              </table:table-cell>
              <table:table-cell office:value-type="float" office:value="0.265877093901111">
                <text:p>0.265877093901111</text:p>
                <draw:g>
                  <svg:desc>Sheet1.E13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451368456715296">
                <text:p>0.0451368456715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0.00917529793545217">
                <text:p>0.00917529793545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0.00130084573304807">
                <text:p>0.00130084573304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">
                <text:p>-60</text:p>
              </table:table-cell>
              <table:table-cell office:value-type="float" office:value="0.000300045009001992">
                <text:p>0.000300045009001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">
                <text:p>-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